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3" style:family="paragraph" style:parent-style-name="Heading_20_1">
      <style:text-properties style:font-name="Cambria" fo:language="ru" fo:country="RU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7" style:family="paragraph" style:parent-style-name="Text_20_body">
      <style:text-properties style:font-name="Cambria" fo:language="en" fo:country="US" fo:font-style="normal" style:font-style-asian="normal" style:font-style-complex="normal"/>
    </style:style>
    <style:style style:name="P8" style:family="paragraph" style:parent-style-name="Text_20_body">
      <style:paragraph-properties fo:text-align="center" style:justify-single-word="false"/>
      <style:text-properties style:font-name="Cambria" fo:language="en" fo:country="US" fo:font-style="normal" style:font-style-asian="normal" style:font-style-complex="normal"/>
    </style:style>
    <style:style style:name="T1" style:family="text">
      <style:text-properties fo:language="en" fo:country="US" fo:font-style="normal" style:font-style-asian="normal" style:font-style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fo:language="ru" fo:country="RU"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85cm" draw:z-index="0"><draw:image xlink:href="../images/3107.png" xlink:type="simple" xlink:show="embed" xlink:actuate="onLoad"/></draw:frame></text:p>
          </table:table-cell>
          <table:table-cell table:style-name="Table1.B1" office:value-type="string">
            <text:h text:style-name="P3" text:outline-level="1">Управляемая проводимость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5">| СЛАУ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19cm" svg:height="2.221cm" draw:z-index="1"><draw:image xlink:href="../images/3107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7">Блок <text:span text:style-name="T3">аналогичен блоку </text:span><text:span text:style-name="T5">Сопротивление электрическое линейное</text:span><text:span text:style-name="T3"> (</text:span>описываемого законом Ома<text:span text:style-name="T3">)</text:span>, <text:span text:style-name="T3">с единственным отличием – сопротивление элемента не является константой</text:span>:</text:p>
            <text:p text:style-name="P6"><text:span text:style-name="T1"><draw:frame draw:style-name="fr3" draw:name="Объект1" text:anchor-type="as-char" svg:width="3.951cm" svg:height="1.258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">,</text:span></text:p>
            <text:p text:style-name="P7">где:</text:p>
            <text:p text:style-name="P5"><text:span text:style-name="T1"><draw:frame draw:style-name="fr3" draw:name="Объект2" text:anchor-type="as-char" svg:width="2.448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">– потенциалы узлов, к которым подключен данный элемент;</text:span></text:p>
            <text:p text:style-name="P7"><draw:frame draw:style-name="fr3" draw:name="Объект3" text:anchor-type="as-char" svg:width="1.125cm" svg:height="0.564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– значение сопротивления, <text:span text:style-name="T4">изменяющееся</text:span><text:span text:style-name="T3"> во времени </text:span>(<text:span text:style-name="T3">проводимость, подаваемая на управляющий вход – величина, обратная сопротивлению</text:span>)<text:span text:style-name="T3">;</text:span></text:p>
            <text:p text:style-name="P7"><draw:frame draw:style-name="fr3" draw:name="Объект4" text:anchor-type="as-char" svg:width="1.046cm" svg:height="0.564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– ток через элемент.</text:p>
            <text:p text:style-name="P7">Внутренняя структура данного блока приведена на рисунке 1:</text:p>
            <text:p text:style-name="P8"><draw:frame draw:style-name="fr2" draw:name="Графический объект3" text:anchor-type="as-char" svg:width="10.269cm" svg:height="9.79cm" draw:z-index="6"><draw:image xlink:href="../images/3107_ris_1.png" xlink:type="simple" xlink:show="embed" xlink:actuate="onLoad"/></draw:frame></text:p>
            <text:p text:style-name="P8">Рисунок 1 – Внутренняя структура блока «<text:span text:style-name="T3">Управляемая проводимость</text:span>»</text:p>
            <text:p text:style-name="P5"><text:soft-page-break/><text:span text:style-name="T1">Данный блок при помощи блоков для создания ненаправленных соединений передаёт в </text:span><text:span text:style-name="T1">подключенные к данному элементу внутренние узлы электрической схемы значения </text:span><text:span text:style-name="T2">проводимости</text:span><text:span text:style-name="T1"> (KJ), </text:span><text:span text:style-name="T2">которое</text:span><text:span text:style-name="T1"> </text:span><text:span text:style-name="T2">должно быть подано на управляющий вход</text:span><text:span text:style-name="T1">, и значения токов (Isrc), равные нулю. При этом с первого входа значение своего номера узла (NSELF) передаётся как значение соседнего номера узла (NJ) и наоборот.</text:span></text:p>
            <text:p text:style-name="P4"><text:span text:style-name="T4">Свойства</text:span><text:span text:style-name="T3">: </text:span><text:span text:style-name="T6">для работы блока свойства задавать не требуется</text:span><text:span text:style-name="T3">.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Управляемая проводимость</dc:title>
    <dc:date>2015-01-12T16:55:53.33</dc:date>
    <meta:generator>OpenOffice/4.1.1$Win32 OpenOffice.org_project/411m6$Build-9775</meta:generator>
    <meta:editing-duration>PT4H26M9S</meta:editing-duration>
    <meta:editing-cycles>94</meta:editing-cycles>
    <meta:document-statistic meta:table-count="1" meta:image-count="3" meta:object-count="4" meta:page-count="2" meta:paragraph-count="17" meta:word-count="134" meta:character-count="993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frac>
          <mrow>
            <msub>
              <mi>u</mi>
              <mn>1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−</mo>
              <msub>
                <mi>u</mi>
                <mn>2</mn>
              </msub>
            </mrow>
            <mrow>
              <mo stretchy="false">(</mo>
              <mrow>
                <mi>t</mi>
              </mrow>
              <mo stretchy="false">)</mo>
            </mrow>
          </mrow>
          <mrow>
            <mi>R</mi>
            <mrow>
              <mo stretchy="false">(</mo>
              <mrow>
                <mi>t</mi>
              </mrow>
              <mo stretchy="false">)</mo>
            </mrow>
          </mrow>
        </mfrac>
        <mo stretchy="false">=</mo>
        <mi>I</mi>
      </mrow>
      <mrow>
        <mo stretchy="false">(</mo>
        <mrow>
          <mi>t</mi>
        </mrow>
        <mo stretchy="false">)</mo>
      </mrow>
    </mrow>
    <annotation encoding="StarMath 5.0">{u_1(t) - u_2(t)} over {R(t)} = I(t)</annotation>
  </semantics>
</math>
</file>

<file path=Object 2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sub>
        <mi>u</mi>
        <mn>2</mn>
      </msub>
      <mrow>
        <mo stretchy="false">(</mo>
        <mrow>
          <mi>t</mi>
        </mrow>
        <mo stretchy="false">)</mo>
      </mrow>
    </mrow>
    <annotation encoding="StarMath 5.0">u_1(t) , u_2(t)</annotation>
  </semantics>
</math>
</file>

<file path=Object 3/content.xml><?xml version="1.0" encoding="utf-8"?>
<math xmlns="http://www.w3.org/1998/Math/MathML">
  <semantics>
    <mrow>
      <mi>R</mi>
      <mrow>
        <mo stretchy="false">(</mo>
        <mrow>
          <mi>t</mi>
        </mrow>
        <mo stretchy="false">)</mo>
      </mrow>
    </mrow>
    <annotation encoding="StarMath 5.0">R(t)</annotation>
  </semantics>
</math>
</file>

<file path=Object 4/content.xml><?xml version="1.0" encoding="utf-8"?>
<math xmlns="http://www.w3.org/1998/Math/MathML">
  <semantics>
    <mrow>
      <mi>I</mi>
      <mrow>
        <mo stretchy="false">(</mo>
        <mrow>
          <mi>t</mi>
        </mrow>
        <mo stretchy="false">)</mo>
      </mrow>
    </mrow>
    <annotation encoding="StarMath 5.0">I(t)</annotation>
  </semantics>
</math>
</file>